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margin-top="1cm" fo:margin-bottom="1cm" fo:text-indent="0cm" style:writing-mode="lr-tb"/>
    </style:style>
    <style:style style:name="P5" style:family="paragraph">
      <style:paragraph-properties fo:margin-top="1cm" fo:margin-bottom="1cm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LO - Github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print 2 – Rédaction</text:p>
            <text:p/>
            <text:p><text:span text:style-name="T1">Github et méthodes dd travail</text:span></text:p>
            <text:p/>
            <text:p><text:span text:style-name="T2">BERNET Hugo</text:span><text:span text:style-name="T2"><text:line-break/></text:span><text:span text:style-name="T2">BLÉ Marina</text:span><text:span text:style-name="T2"><text:line-break/></text:span><text:span text:style-name="T2">GALLO Nicolas</text:span></text:p>
            <text:p/>
            <text:p><text:span text:style-name="T3">Lundi 16 octobr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RLO - Github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 text:style-name="P2">Git et Github</text:p>
            <text:p text:style-name="P2">Du local au dépôt</text:p>
            <text:p text:style-name="P2">Documentation</text:p>
            <text:p text:style-name="P2">Situations particuliè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et Githu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mandes de bases Git</text:p>
              </text:list-item>
              <text:list-item>
                <text:p>Github</text:p>
                <text:list>
                  <text:list-item>
                    <text:p text:style-name="P4">Fork : dupliquer un projet pour avoir tous les droits</text:p>
                  </text:list-item>
                  <text:list-item>
                    <text:p text:style-name="P4">Pull Request : proposer un merge de 1 commit ou plus</text:p>
                  </text:list-item>
                  <text:list-item>
                    <text:p text:style-name="P4">Branch : travailler sur un dépôt de manière prop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u local au dépôt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éer une branche sur le dépôt </text:p>
                <text:list>
                  <text:list-item>
                    <text:p>OU fork sur le compte du chef d’équipe</text:p>
                  </text:list-item>
                </text:list>
              </text:list-item>
              <text:list-item>
                <text:p>Réaliser ses commits</text:p>
                <text:list>
                  <text:list-item>
                    <text:p>Messages normés : « <text:span text:style-name="T4">Sprint X – Thématiques – Éléments concrets </text:span><text:span text:style-name="T5">»</text:span></text:p>
                  </text:list-item>
                </text:list>
              </text:list-item>
              <text:list-item>
                <text:p>Gérer ses « merge conflict »</text:p>
              </text:list-item>
              <text:list-item>
                <text:p>Faire ses tests unitaires</text:p>
              </text:list-item>
              <text:list-item>
                <text:p>Merge la branche</text:p>
                <text:list>
                  <text:list-item>
                    <text:p>OU Push les commits sur le dépôt</text:p>
                  </text:list-item>
                  <text:list-item>
                    <text:p>Par le chef d’équipe : il porte la responsabilité que le code soit fonctionnel</text:p>
                  </text:list-item>
                </text:list>
              </text:list-item>
              <text:list-item>
                <text:p>=&gt; Création d’une Pull Request</text:p>
              </text:list-item>
              <text:list-item>
                <text:p>Validation par le chef de pro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LICENCE : précise la licence du projet</text:p>
              </text:list-item>
              <text:list-item>
                <text:p>/README.md : document de présentation</text:p>
              </text:list-item>
              <text:list-item>
                <text:p>/SPRINT.md : suivi des sprints</text:p>
              </text:list-item>
              <text:list-item>
                <text:p>/Documentation/</text:p>
                <text:list>
                  <text:list-item>
                    <text:p>BienCommencer</text:p>
                  </text:list-item>
                  <text:list-item>
                    <text:p>Méthodologie</text:p>
                  </text:list-item>
                  <text:list-item>
                    <text:p>Conventions</text:p>
                  </text:list-item>
                  <text:list-item>
                    <text:p>Sprint + support oral</text:p>
                  </text:list-item>
                </text:list>
              </text:list-item>
              <text:list-item>
                <text:p>/Documentation/modifiable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tuations particulières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Cas par cas à résoudre entre équipe du sprint, Chef de projet, et autres acteurs le cas échéant</text:p>
              </text:list-item>
              <text:list-item>
                <text:p text:style-name="P5">Retard : impacte tout le projet<text:line-break/>Donner 24h de plus ? Au détriment de qui ?</text:p>
              </text:list-item>
              <text:list-item>
                <text:p text:style-name="P5">Responsabilité collective des chefs d’équipe</text:p>
              </text:list-item>
              <text:list-item>
                <text:p text:style-name="P5">Prioriser la réalisation du code pour le jour J</text:p>
              </text:list-item>
              <text:list-item>
                <text:p text:style-name="P5">Compléter la documentation dans les 24-48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3:52:50.841610819</meta:creation-date>
    <dc:date>2017-10-16T01:48:03.900972084</dc:date>
    <meta:editing-duration>PT7M57S</meta:editing-duration>
    <meta:editing-cycles>2</meta:editing-cycles>
    <meta:generator>LibreOffice/5.3.6.1$Linux_X86_64 LibreOffice_project/30$Build-1</meta:generator>
    <meta:document-statistic meta:object-count="45"/>
  </office:meta>
</office:document-meta>
</file>